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8.336cm" table:align="margins"/>
    </style:style>
    <style:style style:name="表格1.A" style:family="table-column">
      <style:table-column-properties style:column-width="6.189cm" style:rel-column-width="22122*"/>
    </style:style>
    <style:style style:name="表格1.C" style:family="table-column">
      <style:table-column-properties style:column-width="5.957cm" style:rel-column-width="21291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8.336cm" table:align="margins"/>
    </style:style>
    <style:style style:name="表格2.A" style:family="table-column">
      <style:table-column-properties style:column-width="4.198cm" style:rel-column-width="15004*"/>
    </style:style>
    <style:style style:name="表格2.E" style:family="table-column">
      <style:table-column-properties style:column-width="1.543cm" style:rel-column-width="5519*"/>
    </style:style>
    <style:style style:name="表格2.1" style:family="table-row">
      <style:table-row-properties style:min-row-height="1.111cm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style:vertical-align="" fo:padding="0.097cm" fo:border-left="0.002cm solid #000000" fo:border-right="none" fo:border-top="none" fo:border-bottom="none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5" style:family="table-row">
      <style:table-row-properties style:min-row-height="1.429cm"/>
    </style:style>
    <style:style style:name="表格3" style:family="table">
      <style:table-properties style:width="18.336cm" table:align="margins"/>
    </style:style>
    <style:style style:name="表格3.A" style:family="table-column">
      <style:table-column-properties style:column-width="4.584cm" style:rel-column-width="16384*"/>
    </style:style>
    <style:style style:name="表格3.C" style:family="table-column">
      <style:table-column-properties style:column-width="4.584cm" style:rel-column-width="16383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5.5pt" style:font-size-asian="5.5pt" style:font-size-complex="5.5pt"/>
    </style:style>
    <style:style style:name="P2" style:family="paragraph" style:parent-style-name="Standard">
      <style:paragraph-properties fo:text-align="justify" style:justify-single-word="false" fo:orphans="0" fo:widows="0"/>
      <style:text-properties style:text-position="0% 100%" fo:font-size="20pt" fo:language="en" fo:country="US" style:font-size-asian="20pt" style:language-asian="zh" style:country-asian="CN" style:font-size-complex="20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language-asian="zh" style:country-asian="CN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justify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5pt" style:font-size-asian="15pt" style:language-asian="zh" style:country-asian="CN" style:font-size-complex="15pt"/>
    </style:style>
    <style:style style:name="P9" style:family="paragraph" style:parent-style-name="Table_20_Contents">
      <style:paragraph-properties fo:margin-top="0.101cm" fo:margin-bottom="0cm" fo:text-align="justify" style:justify-single-word="false"/>
      <style:text-properties fo:font-size="16pt" style:font-size-asian="16pt" style:language-asian="zh" style:country-asian="CN" style:font-size-complex="16pt"/>
    </style:style>
    <style:style style:name="P10" style:family="paragraph" style:parent-style-name="Table_20_Contents">
      <style:paragraph-properties fo:margin-top="0cm" fo:margin-bottom="0.101cm" fo:text-align="justify" style:justify-single-word="false"/>
      <style:text-properties fo:font-size="16pt" style:font-size-asian="16pt" style:language-asian="zh" style:country-asian="CN" style:font-size-complex="16pt"/>
    </style:style>
    <style:style style:name="P11" style:family="paragraph" style:parent-style-name="Standard" style:master-page-name="Standard">
      <style:paragraph-properties fo:margin-top="0cm" fo:margin-bottom="0.199cm" fo:text-align="justify" style:justify-single-word="false" style:page-number="auto">
        <style:tab-stops>
          <style:tab-stop style:position="18.759cm"/>
        </style:tab-stops>
      </style:paragraph-properties>
      <style:text-properties fo:font-size="24pt" fo:language="en" fo:country="US" style:font-size-asian="24pt" style:language-asian="zh" style:country-asian="CN" style:font-size-complex="24pt"/>
    </style:style>
    <style:style style:name="T1" style:family="text">
      <style:text-properties style:language-asian="zh" style:country-asian="C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imes New Roman" style:font-name-asian="Times New Roman"/>
    </style:style>
    <style:style style:name="T4" style:family="text">
      <style:text-properties style:font-name="Times New Roman" style:font-name-asian="Times New Roman" style:language-asian="zh" style:country-asian="CN"/>
    </style:style>
    <style:style style:name="T5" style:family="text">
      <style:text-properties style:font-name="宋体1" style:font-name-asian="宋体1"/>
    </style:style>
    <style:style style:name="T6" style:family="text">
      <style:text-properties style:font-name="宋体1" style:font-name-asian="宋体1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19"/>欠 单 <text:s text:c="6"/>No:<text:span text:style-name="T2">{Serial}</text:span>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10">单位：{Person}</text:p>
          </table:table-cell>
          <table:table-cell table:style-name="表格1.A1" office:value-type="string">
            <text:p text:style-name="P10">车牌号：</text:p>
          </table:table-cell>
          <table:table-cell table:style-name="表格1.A1" office:value-type="string">
            <text:p text:style-name="P10">{y}年{m}月{d}日</text:p>
          </table:table-cell>
        </table:table-row>
      </table:table>
      <table:table table:name="表格2" table:style-name="表格2">
        <table:table-column table:style-name="表格2.A" table:number-columns-repeated="4"/>
        <table:table-column table:style-name="表格2.E"/>
        <table:table-row table:style-name="表格2.1">
          <table:table-cell table:style-name="表格2.A1" office:value-type="string">
            <text:p text:style-name="P4">名称</text:p>
          </table:table-cell>
          <table:table-cell table:style-name="表格2.A1" office:value-type="string">
            <text:p text:style-name="P4">数量（立方/吨）</text:p>
          </table:table-cell>
          <table:table-cell table:style-name="表格2.A1" office:value-type="string">
            <text:p text:style-name="P4">单价</text:p>
          </table:table-cell>
          <table:table-cell table:style-name="表格2.A1" office:value-type="string">
            <text:p text:style-name="P4">金额</text:p>
          </table:table-cell>
          <table:table-cell table:style-name="表格2.E1" table:number-rows-spanned="5" office:value-type="string">
            <text:p text:style-name="P5">① <text:s/>③</text:p>
            <text:p text:style-name="P5">存 <text:s/>提</text:p>
            <text:p text:style-name="P5">跟 <text:s/>货</text:p>
            <text:p text:style-name="P5">(白) (黄)</text:p>
            <text:p text:style-name="P5">② <text:s/>④</text:p>
            <text:p text:style-name="P5">客 <text:s/>出</text:p>
            <text:p text:style-name="P5">户 <text:s/>库</text:p>
            <text:p text:style-name="P5">(红) (绿)</text:p>
          </table:table-cell>
        </table:table-row>
        <table:table-row table:style-name="表格2.1">
          <table:table-cell table:style-name="表格2.A2" office:value-type="string">
            <text:p text:style-name="P6"><text:s/>{Name}</text:p>
          </table:table-cell>
          <table:table-cell table:style-name="表格2.A2" office:value-type="string">
            <text:p text:style-name="P7"><text:s/><text:span text:style-name="T1">{Number}</text:span></text:p>
          </table:table-cell>
          <table:table-cell table:style-name="表格2.A2" office:value-type="string">
            <text:p text:style-name="P7"><text:s/><text:span text:style-name="T1">{Price}</text:span></text:p>
          </table:table-cell>
          <table:table-cell table:style-name="表格2.A2" office:value-type="string">
            <text:p text:style-name="P7"><text:s/><text:span text:style-name="T1">{Total}</text:span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7"><text:s/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8">总额</text:p>
          </table:table-cell>
          <table:table-cell table:style-name="表格2.A2" table:number-columns-spanned="3" office:value-type="string">
            <text:p text:style-name="P3"><text:span text:style-name="T3"><text:s text:c="6"/>{w}</text:span><text:span text:style-name="T5"> <text:s/></text:span><text:span text:style-name="T6">万 <text:s/></text:span><text:span text:style-name="T4">{q}</text:span><text:span text:style-name="T6"> <text:s/>仟 <text:s/></text:span><text:span text:style-name="T4">{b}</text:span><text:span text:style-name="T6"> <text:s/>佰 <text:s/></text:span><text:span text:style-name="T4">{s}</text:span><text:span text:style-name="T6"> <text:s/>拾 <text:s/></text:span><text:span text:style-name="T4">{g}</text:span><text:span text:style-name="T6"> <text:s/>元 <text:s/></text:span><text:span text:style-name="T4">{j}</text:span><text:span text:style-name="T6"> <text:s/>角 <text:s/></text:span><text:span text:style-name="T4">{f}</text:span><text:span text:style-name="T6"> <text:s/>分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2" table:number-columns-spanned="4" office:value-type="string">
            <text:p text:style-name="P2">电话： <text:s/>13615006288 <text:s text:c="4"/>13960995528 <text:s text:c="4"/>13466006468</text:p>
          </table:table-cell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 table:number-columns-repeated="2"/>
        <table:table-column table:style-name="表格3.C"/>
        <table:table-column table:style-name="表格3.A"/>
        <table:table-row>
          <table:table-cell table:style-name="表格3.A1" office:value-type="string">
            <text:p text:style-name="P9">欠款人：{Debtor}</text:p>
          </table:table-cell>
          <table:table-cell table:style-name="表格3.A1" office:value-type="string">
            <text:p text:style-name="P9">担保人：{Sponsor}</text:p>
          </table:table-cell>
          <table:table-cell table:style-name="表格3.A1" office:value-type="string">
            <text:p text:style-name="P9">提货人：</text:p>
          </table:table-cell>
          <table:table-cell table:style-name="表格3.A1" office:value-type="string">
            <text:p text:style-name="P9">开票人：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cm" fo:margin-left="0.635cm" fo:margin-right="2.0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4T15:33:03.29</meta:creation-date>
    <meta:print-date>2017-02-25T13:06:35.10</meta:print-date>
    <dc:date>2018-03-17T10:58:26.60</dc:date>
    <meta:editing-duration>PT1H33M40S</meta:editing-duration>
    <meta:editing-cycles>21</meta:editing-cycles>
    <meta:generator>OpenOffice/4.1.3$Win32 OpenOffice.org_project/413m1$Build-9783</meta:generator>
    <meta:document-statistic meta:table-count="3" meta:image-count="0" meta:object-count="0" meta:page-count="1" meta:paragraph-count="28" meta:word-count="99" meta:character-count="295"/>
  </office:meta>
</office:document-meta>
</file>